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5f0f5796f5865b778b6b092916fef391" style:family="table-column">
      <style:table-column-properties fo:break-before="auto" style:use-optimal-column-width="false" style:column-width="6cm"/>
    </style:style>
    <style:style style:name="odsStyleTableColumn-7ad12b11f46a4fa854c5bf450f03493a" style:family="table-column">
      <style:table-column-properties fo:break-before="auto" style:use-optimal-column-width="false" style:column-width="5cm"/>
    </style:style>
    <style:style style:name="odsStyleTableColumn-7576f5462d196e21bc24ec57d72bb804" style:family="table-column">
      <style:table-column-properties fo:break-before="auto" style:use-optimal-column-width="false" style:column-width="3cm"/>
    </style:style>
    <style:style style:name="odsStyleTableCell-e9dc2521984ef4d98347237d5f70db1a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7ed5c64d2a7ae47d6f5d6cf9cbb52cfb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01dad77463f31abdbbc95344a6dfbe9b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0f9b6ac4756d7190bce92e1f8edfac92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ddaee3edd80d5c9346876aad1e023b60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b85ec3780b241d96074c100765b49b60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5f0f5796f5865b778b6b092916fef391" table:default-cell-style-name="Default"/>
        <table:table-column table:style-name="odsStyleTableColumn-7ad12b11f46a4fa854c5bf450f03493a" table:default-cell-style-name="Default"/>
        <table:table-column table:style-name="odsStyleTableColumn-7576f5462d196e21bc24ec57d72bb804" table:default-cell-style-name="Default"/>
        <table:table-column table:style-name="odsStyleTableColumn-7576f5462d196e21bc24ec57d72bb804" table:default-cell-style-name="Default"/>
        <table:table-column table:style-name="odsStyleTableColumn-7576f5462d196e21bc24ec57d72bb804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e9dc2521984ef4d98347237d5f70db1a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7ed5c64d2a7ae47d6f5d6cf9cbb52cfb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7ed5c64d2a7ae47d6f5d6cf9cbb52cfb" table:number-columns-spanned="5" table:number-rows-spanned="1" office:value-type="string">
            <text:p>TABLA No. 4-24</text:p>
          </table:table-cell>
          <table:covered-table-cell table:number-columns-repeated="4"/>
        </table:table-row>
        <table:table-row table:style-name="ro1">
          <table:table-cell table:style-name="odsStyleTableCell-7ed5c64d2a7ae47d6f5d6cf9cbb52cfb" table:number-columns-spanned="5" table:number-rows-spanned="1" office:value-type="string">
            <text:p>TABLA DE COTIZACIONES DEL 5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7ed5c64d2a7ae47d6f5d6cf9cbb52cfb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01dad77463f31abdbbc95344a6dfbe9b" office:value-type="string">
            <text:p>PAIS</text:p>
          </table:table-cell>
          <table:table-cell table:style-name="odsStyleTableCell-01dad77463f31abdbbc95344a6dfbe9b" office:value-type="string">
            <text:p>UNIDAD MONETARIA</text:p>
          </table:table-cell>
          <table:table-cell table:style-name="odsStyleTableCell-01dad77463f31abdbbc95344a6dfbe9b" office:value-type="string">
            <text:p>MONEDA</text:p>
          </table:table-cell>
          <table:table-cell table:style-name="odsStyleTableCell-01dad77463f31abdbbc95344a6dfbe9b" office:value-type="string">
            <text:p>TIPO DE CAMBIO EN Bs POR UNIDAD DE MONEDA EXTRANJERA</text:p>
          </table:table-cell>
          <table:table-cell table:style-name="odsStyleTableCell-01dad77463f31abdbbc95344a6dfbe9b" office:value-type="string">
            <text:p>TIPO DE CAMBIO EN M.E.</text:p>
          </table:table-cell>
        </table:table-row>
        <table:table-row table:style-name="ro1">
          <table:table-cell table:style-name="odsStyleTableCell-0f9b6ac4756d7190bce92e1f8edfac92" office:value-type="string">
            <text:p>ESTADOS UNIDOS</text:p>
          </table:table-cell>
          <table:table-cell table:style-name="odsStyleTableCell-0f9b6ac4756d7190bce92e1f8edfac92" office:value-type="string">
            <text:p>DOLAR VENTA</text:p>
          </table:table-cell>
          <table:table-cell table:style-name="odsStyleTableCell-0f9b6ac4756d7190bce92e1f8edfac92" office:value-type="string">
            <text:p>USD.VENTA</text:p>
          </table:table-cell>
          <table:table-cell table:style-name="odsStyleTableCell-ddaee3edd80d5c9346876aad1e023b60" office:value-type="string">
            <text:p>6.96000</text:p>
          </table:table-cell>
          <table:table-cell table:style-name="odsStyleTableCell-ddaee3edd80d5c9346876aad1e023b60" office:value-type="string">
            <text:p/>
          </table:table-cell>
        </table:table-row>
        <table:table-row table:style-name="ro1">
          <table:table-cell table:style-name="odsStyleTableCell-0f9b6ac4756d7190bce92e1f8edfac92" office:value-type="string">
            <text:p>ESTADOS UNIDOS</text:p>
          </table:table-cell>
          <table:table-cell table:style-name="odsStyleTableCell-0f9b6ac4756d7190bce92e1f8edfac92" office:value-type="string">
            <text:p>DOLAR COMPRA</text:p>
          </table:table-cell>
          <table:table-cell table:style-name="odsStyleTableCell-0f9b6ac4756d7190bce92e1f8edfac92" office:value-type="string">
            <text:p>USD.COMPRA</text:p>
          </table:table-cell>
          <table:table-cell table:style-name="odsStyleTableCell-ddaee3edd80d5c9346876aad1e023b60" office:value-type="string">
            <text:p>6.86000</text:p>
          </table:table-cell>
          <table:table-cell table:style-name="odsStyleTableCell-ddaee3edd80d5c9346876aad1e023b60" office:value-type="string">
            <text:p/>
          </table:table-cell>
        </table:table-row>
        <table:table-row table:style-name="ro1">
          <table:table-cell table:style-name="odsStyleTableCell-0f9b6ac4756d7190bce92e1f8edfac92" office:value-type="string">
            <text:p>UNION EUROPEA</text:p>
          </table:table-cell>
          <table:table-cell table:style-name="odsStyleTableCell-0f9b6ac4756d7190bce92e1f8edfac92" office:value-type="string">
            <text:p>EURO</text:p>
          </table:table-cell>
          <table:table-cell table:style-name="odsStyleTableCell-0f9b6ac4756d7190bce92e1f8edfac92" office:value-type="string">
            <text:p>EUR</text:p>
          </table:table-cell>
          <table:table-cell table:style-name="odsStyleTableCell-ddaee3edd80d5c9346876aad1e023b60" office:value-type="string">
            <text:p>7.51098</text:p>
          </table:table-cell>
          <table:table-cell table:style-name="odsStyleTableCell-ddaee3edd80d5c9346876aad1e023b60" office:value-type="string">
            <text:p>0.91333</text:p>
          </table:table-cell>
        </table:table-row>
        <table:table-row table:style-name="ro1">
          <table:table-cell table:style-name="odsStyleTableCell-0f9b6ac4756d7190bce92e1f8edfac92" office:value-type="string">
            <text:p>JAPON</text:p>
          </table:table-cell>
          <table:table-cell table:style-name="odsStyleTableCell-0f9b6ac4756d7190bce92e1f8edfac92" office:value-type="string">
            <text:p>YEN</text:p>
          </table:table-cell>
          <table:table-cell table:style-name="odsStyleTableCell-0f9b6ac4756d7190bce92e1f8edfac92" office:value-type="string">
            <text:p>JPY</text:p>
          </table:table-cell>
          <table:table-cell table:style-name="odsStyleTableCell-ddaee3edd80d5c9346876aad1e023b60" office:value-type="string">
            <text:p>0.04744</text:p>
          </table:table-cell>
          <table:table-cell table:style-name="odsStyleTableCell-ddaee3edd80d5c9346876aad1e023b60" office:value-type="string">
            <text:p>144.60000</text:p>
          </table:table-cell>
        </table:table-row>
        <table:table-row table:style-name="ro1">
          <table:table-cell table:style-name="odsStyleTableCell-0f9b6ac4756d7190bce92e1f8edfac92" office:value-type="string">
            <text:p>ARABIA SAUDITA</text:p>
          </table:table-cell>
          <table:table-cell table:style-name="odsStyleTableCell-0f9b6ac4756d7190bce92e1f8edfac92" office:value-type="string">
            <text:p>RIYAL SAUDÍ</text:p>
          </table:table-cell>
          <table:table-cell table:style-name="odsStyleTableCell-0f9b6ac4756d7190bce92e1f8edfac92" office:value-type="string">
            <text:p>SAR</text:p>
          </table:table-cell>
          <table:table-cell table:style-name="odsStyleTableCell-ddaee3edd80d5c9346876aad1e023b60" office:value-type="string">
            <text:p>1.82914</text:p>
          </table:table-cell>
          <table:table-cell table:style-name="odsStyleTableCell-ddaee3edd80d5c9346876aad1e023b60" office:value-type="string">
            <text:p>3.75040</text:p>
          </table:table-cell>
        </table:table-row>
        <table:table-row table:style-name="ro1">
          <table:table-cell table:style-name="odsStyleTableCell-0f9b6ac4756d7190bce92e1f8edfac92" office:value-type="string">
            <text:p>ARGELIA</text:p>
          </table:table-cell>
          <table:table-cell table:style-name="odsStyleTableCell-0f9b6ac4756d7190bce92e1f8edfac92" office:value-type="string">
            <text:p>DINAR ARGELINO</text:p>
          </table:table-cell>
          <table:table-cell table:style-name="odsStyleTableCell-0f9b6ac4756d7190bce92e1f8edfac92" office:value-type="string">
            <text:p>DZD</text:p>
          </table:table-cell>
          <table:table-cell table:style-name="odsStyleTableCell-ddaee3edd80d5c9346876aad1e023b60" office:value-type="string">
            <text:p>0.05111</text:p>
          </table:table-cell>
          <table:table-cell table:style-name="odsStyleTableCell-ddaee3edd80d5c9346876aad1e023b60" office:value-type="string">
            <text:p>134.21790</text:p>
          </table:table-cell>
        </table:table-row>
        <table:table-row table:style-name="ro1">
          <table:table-cell table:style-name="odsStyleTableCell-0f9b6ac4756d7190bce92e1f8edfac92" office:value-type="string">
            <text:p>ARGENTINA</text:p>
          </table:table-cell>
          <table:table-cell table:style-name="odsStyleTableCell-0f9b6ac4756d7190bce92e1f8edfac92" office:value-type="string">
            <text:p>PESO</text:p>
          </table:table-cell>
          <table:table-cell table:style-name="odsStyleTableCell-0f9b6ac4756d7190bce92e1f8edfac92" office:value-type="string">
            <text:p>ARS</text:p>
          </table:table-cell>
          <table:table-cell table:style-name="odsStyleTableCell-ddaee3edd80d5c9346876aad1e023b60" office:value-type="string">
            <text:p>0.00845</text:p>
          </table:table-cell>
          <table:table-cell table:style-name="odsStyleTableCell-ddaee3edd80d5c9346876aad1e023b60" office:value-type="string">
            <text:p>811.75000</text:p>
          </table:table-cell>
        </table:table-row>
        <table:table-row table:style-name="ro1">
          <table:table-cell table:style-name="odsStyleTableCell-0f9b6ac4756d7190bce92e1f8edfac92" office:value-type="string">
            <text:p>AUSTRALIA</text:p>
          </table:table-cell>
          <table:table-cell table:style-name="odsStyleTableCell-0f9b6ac4756d7190bce92e1f8edfac92" office:value-type="string">
            <text:p>DÓLAR</text:p>
          </table:table-cell>
          <table:table-cell table:style-name="odsStyleTableCell-0f9b6ac4756d7190bce92e1f8edfac92" office:value-type="string">
            <text:p>AUD</text:p>
          </table:table-cell>
          <table:table-cell table:style-name="odsStyleTableCell-ddaee3edd80d5c9346876aad1e023b60" office:value-type="string">
            <text:p>4.59964</text:p>
          </table:table-cell>
          <table:table-cell table:style-name="odsStyleTableCell-ddaee3edd80d5c9346876aad1e023b60" office:value-type="string">
            <text:p>1.49142</text:p>
          </table:table-cell>
        </table:table-row>
        <table:table-row table:style-name="ro1">
          <table:table-cell table:style-name="odsStyleTableCell-0f9b6ac4756d7190bce92e1f8edfac92" office:value-type="string">
            <text:p>BRASIL</text:p>
          </table:table-cell>
          <table:table-cell table:style-name="odsStyleTableCell-0f9b6ac4756d7190bce92e1f8edfac92" office:value-type="string">
            <text:p>REAL</text:p>
          </table:table-cell>
          <table:table-cell table:style-name="odsStyleTableCell-0f9b6ac4756d7190bce92e1f8edfac92" office:value-type="string">
            <text:p>BRL</text:p>
          </table:table-cell>
          <table:table-cell table:style-name="odsStyleTableCell-ddaee3edd80d5c9346876aad1e023b60" office:value-type="string">
            <text:p>1.39667</text:p>
          </table:table-cell>
          <table:table-cell table:style-name="odsStyleTableCell-ddaee3edd80d5c9346876aad1e023b60" office:value-type="string">
            <text:p>4.91170</text:p>
          </table:table-cell>
        </table:table-row>
        <table:table-row table:style-name="ro1">
          <table:table-cell table:style-name="odsStyleTableCell-0f9b6ac4756d7190bce92e1f8edfac92" office:value-type="string">
            <text:p>CANADA</text:p>
          </table:table-cell>
          <table:table-cell table:style-name="odsStyleTableCell-0f9b6ac4756d7190bce92e1f8edfac92" office:value-type="string">
            <text:p>DÓLAR</text:p>
          </table:table-cell>
          <table:table-cell table:style-name="odsStyleTableCell-0f9b6ac4756d7190bce92e1f8edfac92" office:value-type="string">
            <text:p>CAD</text:p>
          </table:table-cell>
          <table:table-cell table:style-name="odsStyleTableCell-ddaee3edd80d5c9346876aad1e023b60" office:value-type="string">
            <text:p>5.13742</text:p>
          </table:table-cell>
          <table:table-cell table:style-name="odsStyleTableCell-ddaee3edd80d5c9346876aad1e023b60" office:value-type="string">
            <text:p>1.33530</text:p>
          </table:table-cell>
        </table:table-row>
        <table:table-row table:style-name="ro1">
          <table:table-cell table:style-name="odsStyleTableCell-0f9b6ac4756d7190bce92e1f8edfac92" office:value-type="string">
            <text:p>CHILE</text:p>
          </table:table-cell>
          <table:table-cell table:style-name="odsStyleTableCell-0f9b6ac4756d7190bce92e1f8edfac92" office:value-type="string">
            <text:p>PESO</text:p>
          </table:table-cell>
          <table:table-cell table:style-name="odsStyleTableCell-0f9b6ac4756d7190bce92e1f8edfac92" office:value-type="string">
            <text:p>CLP</text:p>
          </table:table-cell>
          <table:table-cell table:style-name="odsStyleTableCell-ddaee3edd80d5c9346876aad1e023b60" office:value-type="string">
            <text:p>0.00772</text:p>
          </table:table-cell>
          <table:table-cell table:style-name="odsStyleTableCell-ddaee3edd80d5c9346876aad1e023b60" office:value-type="string">
            <text:p>888.55000</text:p>
          </table:table-cell>
        </table:table-row>
        <table:table-row table:style-name="ro1">
          <table:table-cell table:style-name="odsStyleTableCell-0f9b6ac4756d7190bce92e1f8edfac92" office:value-type="string">
            <text:p>COLOMBIA</text:p>
          </table:table-cell>
          <table:table-cell table:style-name="odsStyleTableCell-0f9b6ac4756d7190bce92e1f8edfac92" office:value-type="string">
            <text:p>PESO</text:p>
          </table:table-cell>
          <table:table-cell table:style-name="odsStyleTableCell-0f9b6ac4756d7190bce92e1f8edfac92" office:value-type="string">
            <text:p>COP</text:p>
          </table:table-cell>
          <table:table-cell table:style-name="odsStyleTableCell-ddaee3edd80d5c9346876aad1e023b60" office:value-type="string">
            <text:p>0.00174</text:p>
          </table:table-cell>
          <table:table-cell table:style-name="odsStyleTableCell-ddaee3edd80d5c9346876aad1e023b60" office:value-type="string">
            <text:p>3,932.95000</text:p>
          </table:table-cell>
        </table:table-row>
        <table:table-row table:style-name="ro1">
          <table:table-cell table:style-name="odsStyleTableCell-0f9b6ac4756d7190bce92e1f8edfac92" office:value-type="string">
            <text:p>COREA DEL SUR</text:p>
          </table:table-cell>
          <table:table-cell table:style-name="odsStyleTableCell-0f9b6ac4756d7190bce92e1f8edfac92" office:value-type="string">
            <text:p>WON</text:p>
          </table:table-cell>
          <table:table-cell table:style-name="odsStyleTableCell-0f9b6ac4756d7190bce92e1f8edfac92" office:value-type="string">
            <text:p>KRW</text:p>
          </table:table-cell>
          <table:table-cell table:style-name="odsStyleTableCell-ddaee3edd80d5c9346876aad1e023b60" office:value-type="string">
            <text:p>0.00524</text:p>
          </table:table-cell>
          <table:table-cell table:style-name="odsStyleTableCell-ddaee3edd80d5c9346876aad1e023b60" office:value-type="string">
            <text:p>1,310.15000</text:p>
          </table:table-cell>
        </table:table-row>
        <table:table-row table:style-name="ro1">
          <table:table-cell table:style-name="odsStyleTableCell-0f9b6ac4756d7190bce92e1f8edfac92" office:value-type="string">
            <text:p>COSTA RICA</text:p>
          </table:table-cell>
          <table:table-cell table:style-name="odsStyleTableCell-0f9b6ac4756d7190bce92e1f8edfac92" office:value-type="string">
            <text:p>COLON COSTARRICENSE</text:p>
          </table:table-cell>
          <table:table-cell table:style-name="odsStyleTableCell-0f9b6ac4756d7190bce92e1f8edfac92" office:value-type="string">
            <text:p>CRC</text:p>
          </table:table-cell>
          <table:table-cell table:style-name="odsStyleTableCell-ddaee3edd80d5c9346876aad1e023b60" office:value-type="string">
            <text:p>0.01315</text:p>
          </table:table-cell>
          <table:table-cell table:style-name="odsStyleTableCell-ddaee3edd80d5c9346876aad1e023b60" office:value-type="string">
            <text:p>521.53000</text:p>
          </table:table-cell>
        </table:table-row>
        <table:table-row table:style-name="ro1">
          <table:table-cell table:style-name="odsStyleTableCell-0f9b6ac4756d7190bce92e1f8edfac92" office:value-type="string">
            <text:p>REPUBLICA CHECA</text:p>
          </table:table-cell>
          <table:table-cell table:style-name="odsStyleTableCell-0f9b6ac4756d7190bce92e1f8edfac92" office:value-type="string">
            <text:p>CORONA CHECA</text:p>
          </table:table-cell>
          <table:table-cell table:style-name="odsStyleTableCell-0f9b6ac4756d7190bce92e1f8edfac92" office:value-type="string">
            <text:p>CZK</text:p>
          </table:table-cell>
          <table:table-cell table:style-name="odsStyleTableCell-ddaee3edd80d5c9346876aad1e023b60" office:value-type="string">
            <text:p>0.30418</text:p>
          </table:table-cell>
          <table:table-cell table:style-name="odsStyleTableCell-ddaee3edd80d5c9346876aad1e023b60" office:value-type="string">
            <text:p>22.55250</text:p>
          </table:table-cell>
        </table:table-row>
        <table:table-row table:style-name="ro1">
          <table:table-cell table:style-name="odsStyleTableCell-0f9b6ac4756d7190bce92e1f8edfac92" office:value-type="string">
            <text:p>DINAMARCA</text:p>
          </table:table-cell>
          <table:table-cell table:style-name="odsStyleTableCell-0f9b6ac4756d7190bce92e1f8edfac92" office:value-type="string">
            <text:p>CORONA</text:p>
          </table:table-cell>
          <table:table-cell table:style-name="odsStyleTableCell-0f9b6ac4756d7190bce92e1f8edfac92" office:value-type="string">
            <text:p>DKK</text:p>
          </table:table-cell>
          <table:table-cell table:style-name="odsStyleTableCell-ddaee3edd80d5c9346876aad1e023b60" office:value-type="string">
            <text:p>1.00696</text:p>
          </table:table-cell>
          <table:table-cell table:style-name="odsStyleTableCell-ddaee3edd80d5c9346876aad1e023b60" office:value-type="string">
            <text:p>6.81260</text:p>
          </table:table-cell>
        </table:table-row>
        <table:table-row table:style-name="ro1">
          <table:table-cell table:style-name="odsStyleTableCell-0f9b6ac4756d7190bce92e1f8edfac92" office:value-type="string">
            <text:p>ECUADOR</text:p>
          </table:table-cell>
          <table:table-cell table:style-name="odsStyleTableCell-0f9b6ac4756d7190bce92e1f8edfac92" office:value-type="string">
            <text:p>DÓLAR</text:p>
          </table:table-cell>
          <table:table-cell table:style-name="odsStyleTableCell-0f9b6ac4756d7190bce92e1f8edfac92" office:value-type="string">
            <text:p>USD</text:p>
          </table:table-cell>
          <table:table-cell table:style-name="odsStyleTableCell-ddaee3edd80d5c9346876aad1e023b60" office:value-type="string">
            <text:p>6.86000</text:p>
          </table:table-cell>
          <table:table-cell table:style-name="odsStyleTableCell-ddaee3edd80d5c9346876aad1e023b60" office:value-type="string">
            <text:p>1.00000</text:p>
          </table:table-cell>
        </table:table-row>
        <table:table-row table:style-name="ro1">
          <table:table-cell table:style-name="odsStyleTableCell-0f9b6ac4756d7190bce92e1f8edfac92" office:value-type="string">
            <text:p>EMIRATOS ARABES</text:p>
          </table:table-cell>
          <table:table-cell table:style-name="odsStyleTableCell-0f9b6ac4756d7190bce92e1f8edfac92" office:value-type="string">
            <text:p>DIRHAM</text:p>
          </table:table-cell>
          <table:table-cell table:style-name="odsStyleTableCell-0f9b6ac4756d7190bce92e1f8edfac92" office:value-type="string">
            <text:p>AED</text:p>
          </table:table-cell>
          <table:table-cell table:style-name="odsStyleTableCell-ddaee3edd80d5c9346876aad1e023b60" office:value-type="string">
            <text:p>1.86778</text:p>
          </table:table-cell>
          <table:table-cell table:style-name="odsStyleTableCell-ddaee3edd80d5c9346876aad1e023b60" office:value-type="string">
            <text:p>3.67280</text:p>
          </table:table-cell>
        </table:table-row>
        <table:table-row table:style-name="ro1">
          <table:table-cell table:style-name="odsStyleTableCell-0f9b6ac4756d7190bce92e1f8edfac92" office:value-type="string">
            <text:p>FILIPINAS</text:p>
          </table:table-cell>
          <table:table-cell table:style-name="odsStyleTableCell-0f9b6ac4756d7190bce92e1f8edfac92" office:value-type="string">
            <text:p>PESO FILIPINO</text:p>
          </table:table-cell>
          <table:table-cell table:style-name="odsStyleTableCell-0f9b6ac4756d7190bce92e1f8edfac92" office:value-type="string">
            <text:p>PHP</text:p>
          </table:table-cell>
          <table:table-cell table:style-name="odsStyleTableCell-ddaee3edd80d5c9346876aad1e023b60" office:value-type="string">
            <text:p>0.12360</text:p>
          </table:table-cell>
          <table:table-cell table:style-name="odsStyleTableCell-ddaee3edd80d5c9346876aad1e023b60" office:value-type="string">
            <text:p>55.50000</text:p>
          </table:table-cell>
        </table:table-row>
        <table:table-row table:style-name="ro1">
          <table:table-cell table:style-name="odsStyleTableCell-0f9b6ac4756d7190bce92e1f8edfac92" office:value-type="string">
            <text:p>HAITÍ</text:p>
          </table:table-cell>
          <table:table-cell table:style-name="odsStyleTableCell-0f9b6ac4756d7190bce92e1f8edfac92" office:value-type="string">
            <text:p>GOURDE</text:p>
          </table:table-cell>
          <table:table-cell table:style-name="odsStyleTableCell-0f9b6ac4756d7190bce92e1f8edfac92" office:value-type="string">
            <text:p>HTG</text:p>
          </table:table-cell>
          <table:table-cell table:style-name="odsStyleTableCell-ddaee3edd80d5c9346876aad1e023b60" office:value-type="string">
            <text:p>0.05227</text:p>
          </table:table-cell>
          <table:table-cell table:style-name="odsStyleTableCell-ddaee3edd80d5c9346876aad1e023b60" office:value-type="string">
            <text:p>131.24500</text:p>
          </table:table-cell>
        </table:table-row>
        <table:table-row table:style-name="ro1">
          <table:table-cell table:style-name="odsStyleTableCell-0f9b6ac4756d7190bce92e1f8edfac92" office:value-type="string">
            <text:p>HONG KONG</text:p>
          </table:table-cell>
          <table:table-cell table:style-name="odsStyleTableCell-0f9b6ac4756d7190bce92e1f8edfac92" office:value-type="string">
            <text:p>DÓLAR</text:p>
          </table:table-cell>
          <table:table-cell table:style-name="odsStyleTableCell-0f9b6ac4756d7190bce92e1f8edfac92" office:value-type="string">
            <text:p>HKD</text:p>
          </table:table-cell>
          <table:table-cell table:style-name="odsStyleTableCell-ddaee3edd80d5c9346876aad1e023b60" office:value-type="string">
            <text:p>0.87855</text:p>
          </table:table-cell>
          <table:table-cell table:style-name="odsStyleTableCell-ddaee3edd80d5c9346876aad1e023b60" office:value-type="string">
            <text:p>7.80830</text:p>
          </table:table-cell>
        </table:table-row>
        <table:table-row table:style-name="ro1">
          <table:table-cell table:style-name="odsStyleTableCell-0f9b6ac4756d7190bce92e1f8edfac92" office:value-type="string">
            <text:p>INDIA</text:p>
          </table:table-cell>
          <table:table-cell table:style-name="odsStyleTableCell-0f9b6ac4756d7190bce92e1f8edfac92" office:value-type="string">
            <text:p>RUPIA</text:p>
          </table:table-cell>
          <table:table-cell table:style-name="odsStyleTableCell-0f9b6ac4756d7190bce92e1f8edfac92" office:value-type="string">
            <text:p>INR</text:p>
          </table:table-cell>
          <table:table-cell table:style-name="odsStyleTableCell-ddaee3edd80d5c9346876aad1e023b60" office:value-type="string">
            <text:p>0.08242</text:p>
          </table:table-cell>
          <table:table-cell table:style-name="odsStyleTableCell-ddaee3edd80d5c9346876aad1e023b60" office:value-type="string">
            <text:p>83.23000</text:p>
          </table:table-cell>
        </table:table-row>
        <table:table-row table:style-name="ro1">
          <table:table-cell table:style-name="odsStyleTableCell-0f9b6ac4756d7190bce92e1f8edfac92" office:value-type="string">
            <text:p>INDONESIA</text:p>
          </table:table-cell>
          <table:table-cell table:style-name="odsStyleTableCell-0f9b6ac4756d7190bce92e1f8edfac92" office:value-type="string">
            <text:p>RUPIA INDONESIA</text:p>
          </table:table-cell>
          <table:table-cell table:style-name="odsStyleTableCell-0f9b6ac4756d7190bce92e1f8edfac92" office:value-type="string">
            <text:p>IDR</text:p>
          </table:table-cell>
          <table:table-cell table:style-name="odsStyleTableCell-ddaee3edd80d5c9346876aad1e023b60" office:value-type="string">
            <text:p>0.00044</text:p>
          </table:table-cell>
          <table:table-cell table:style-name="odsStyleTableCell-ddaee3edd80d5c9346876aad1e023b60" office:value-type="string">
            <text:p>15,490.00000</text:p>
          </table:table-cell>
        </table:table-row>
        <table:table-row table:style-name="ro1">
          <table:table-cell table:style-name="odsStyleTableCell-0f9b6ac4756d7190bce92e1f8edfac92" office:value-type="string">
            <text:p>ISRAEL</text:p>
          </table:table-cell>
          <table:table-cell table:style-name="odsStyleTableCell-0f9b6ac4756d7190bce92e1f8edfac92" office:value-type="string">
            <text:p>NUEVO SÉQUEL</text:p>
          </table:table-cell>
          <table:table-cell table:style-name="odsStyleTableCell-0f9b6ac4756d7190bce92e1f8edfac92" office:value-type="string">
            <text:p>ILS</text:p>
          </table:table-cell>
          <table:table-cell table:style-name="odsStyleTableCell-ddaee3edd80d5c9346876aad1e023b60" office:value-type="string">
            <text:p>1.87416</text:p>
          </table:table-cell>
          <table:table-cell table:style-name="odsStyleTableCell-ddaee3edd80d5c9346876aad1e023b60" office:value-type="string">
            <text:p>3.66030</text:p>
          </table:table-cell>
        </table:table-row>
        <table:table-row table:style-name="ro1">
          <table:table-cell table:style-name="odsStyleTableCell-0f9b6ac4756d7190bce92e1f8edfac92" office:value-type="string">
            <text:p>MALASIA</text:p>
          </table:table-cell>
          <table:table-cell table:style-name="odsStyleTableCell-0f9b6ac4756d7190bce92e1f8edfac92" office:value-type="string">
            <text:p>RINGGIT MALAYO</text:p>
          </table:table-cell>
          <table:table-cell table:style-name="odsStyleTableCell-0f9b6ac4756d7190bce92e1f8edfac92" office:value-type="string">
            <text:p>MYR</text:p>
          </table:table-cell>
          <table:table-cell table:style-name="odsStyleTableCell-ddaee3edd80d5c9346876aad1e023b60" office:value-type="string">
            <text:p>1.48004</text:p>
          </table:table-cell>
          <table:table-cell table:style-name="odsStyleTableCell-ddaee3edd80d5c9346876aad1e023b60" office:value-type="string">
            <text:p>4.63500</text:p>
          </table:table-cell>
        </table:table-row>
        <table:table-row table:style-name="ro1">
          <table:table-cell table:style-name="odsStyleTableCell-0f9b6ac4756d7190bce92e1f8edfac92" office:value-type="string">
            <text:p>MEXICO</text:p>
          </table:table-cell>
          <table:table-cell table:style-name="odsStyleTableCell-0f9b6ac4756d7190bce92e1f8edfac92" office:value-type="string">
            <text:p>PESO</text:p>
          </table:table-cell>
          <table:table-cell table:style-name="odsStyleTableCell-0f9b6ac4756d7190bce92e1f8edfac92" office:value-type="string">
            <text:p>MXN</text:p>
          </table:table-cell>
          <table:table-cell table:style-name="odsStyleTableCell-ddaee3edd80d5c9346876aad1e023b60" office:value-type="string">
            <text:p>0.40235</text:p>
          </table:table-cell>
          <table:table-cell table:style-name="odsStyleTableCell-ddaee3edd80d5c9346876aad1e023b60" office:value-type="string">
            <text:p>17.04990</text:p>
          </table:table-cell>
        </table:table-row>
        <table:table-row table:style-name="ro1">
          <table:table-cell table:style-name="odsStyleTableCell-0f9b6ac4756d7190bce92e1f8edfac92" office:value-type="string">
            <text:p>NORUEGA</text:p>
          </table:table-cell>
          <table:table-cell table:style-name="odsStyleTableCell-0f9b6ac4756d7190bce92e1f8edfac92" office:value-type="string">
            <text:p>CORONA</text:p>
          </table:table-cell>
          <table:table-cell table:style-name="odsStyleTableCell-0f9b6ac4756d7190bce92e1f8edfac92" office:value-type="string">
            <text:p>NOK</text:p>
          </table:table-cell>
          <table:table-cell table:style-name="odsStyleTableCell-ddaee3edd80d5c9346876aad1e023b60" office:value-type="string">
            <text:p>0.66539</text:p>
          </table:table-cell>
          <table:table-cell table:style-name="odsStyleTableCell-ddaee3edd80d5c9346876aad1e023b60" office:value-type="string">
            <text:p>10.30980</text:p>
          </table:table-cell>
        </table:table-row>
        <table:table-row table:style-name="ro1">
          <table:table-cell table:style-name="odsStyleTableCell-0f9b6ac4756d7190bce92e1f8edfac92" office:value-type="string">
            <text:p>PANAMÁ</text:p>
          </table:table-cell>
          <table:table-cell table:style-name="odsStyleTableCell-0f9b6ac4756d7190bce92e1f8edfac92" office:value-type="string">
            <text:p>BALBOA</text:p>
          </table:table-cell>
          <table:table-cell table:style-name="odsStyleTableCell-0f9b6ac4756d7190bce92e1f8edfac92" office:value-type="string">
            <text:p>PAB</text:p>
          </table:table-cell>
          <table:table-cell table:style-name="odsStyleTableCell-ddaee3edd80d5c9346876aad1e023b60" office:value-type="string">
            <text:p>6.86000</text:p>
          </table:table-cell>
          <table:table-cell table:style-name="odsStyleTableCell-ddaee3edd80d5c9346876aad1e023b60" office:value-type="string">
            <text:p>1.00000</text:p>
          </table:table-cell>
        </table:table-row>
        <table:table-row table:style-name="ro1">
          <table:table-cell table:style-name="odsStyleTableCell-0f9b6ac4756d7190bce92e1f8edfac92" office:value-type="string">
            <text:p>PARAGUAY</text:p>
          </table:table-cell>
          <table:table-cell table:style-name="odsStyleTableCell-0f9b6ac4756d7190bce92e1f8edfac92" office:value-type="string">
            <text:p>GUARANI</text:p>
          </table:table-cell>
          <table:table-cell table:style-name="odsStyleTableCell-0f9b6ac4756d7190bce92e1f8edfac92" office:value-type="string">
            <text:p>PYG</text:p>
          </table:table-cell>
          <table:table-cell table:style-name="odsStyleTableCell-ddaee3edd80d5c9346876aad1e023b60" office:value-type="string">
            <text:p>0.00095</text:p>
          </table:table-cell>
          <table:table-cell table:style-name="odsStyleTableCell-ddaee3edd80d5c9346876aad1e023b60" office:value-type="string">
            <text:p>7,258.00000</text:p>
          </table:table-cell>
        </table:table-row>
        <table:table-row table:style-name="ro1">
          <table:table-cell table:style-name="odsStyleTableCell-0f9b6ac4756d7190bce92e1f8edfac92" office:value-type="string">
            <text:p>PERU</text:p>
          </table:table-cell>
          <table:table-cell table:style-name="odsStyleTableCell-0f9b6ac4756d7190bce92e1f8edfac92" office:value-type="string">
            <text:p>NUEVO SOL</text:p>
          </table:table-cell>
          <table:table-cell table:style-name="odsStyleTableCell-0f9b6ac4756d7190bce92e1f8edfac92" office:value-type="string">
            <text:p>PEN</text:p>
          </table:table-cell>
          <table:table-cell table:style-name="odsStyleTableCell-ddaee3edd80d5c9346876aad1e023b60" office:value-type="string">
            <text:p>1.84072</text:p>
          </table:table-cell>
          <table:table-cell table:style-name="odsStyleTableCell-ddaee3edd80d5c9346876aad1e023b60" office:value-type="string">
            <text:p>3.72680</text:p>
          </table:table-cell>
        </table:table-row>
        <table:table-row table:style-name="ro1">
          <table:table-cell table:style-name="odsStyleTableCell-0f9b6ac4756d7190bce92e1f8edfac92" office:value-type="string">
            <text:p>REINO UNIDO</text:p>
          </table:table-cell>
          <table:table-cell table:style-name="odsStyleTableCell-0f9b6ac4756d7190bce92e1f8edfac92" office:value-type="string">
            <text:p>LIBRA</text:p>
          </table:table-cell>
          <table:table-cell table:style-name="odsStyleTableCell-0f9b6ac4756d7190bce92e1f8edfac92" office:value-type="string">
            <text:p>GBP</text:p>
          </table:table-cell>
          <table:table-cell table:style-name="odsStyleTableCell-ddaee3edd80d5c9346876aad1e023b60" office:value-type="string">
            <text:p>8.69984</text:p>
          </table:table-cell>
          <table:table-cell table:style-name="odsStyleTableCell-ddaee3edd80d5c9346876aad1e023b60" office:value-type="string">
            <text:p>0.78852</text:p>
          </table:table-cell>
        </table:table-row>
        <table:table-row table:style-name="ro1">
          <table:table-cell table:style-name="odsStyleTableCell-0f9b6ac4756d7190bce92e1f8edfac92" office:value-type="string">
            <text:p>REPÚBLICA DOMINICANA</text:p>
          </table:table-cell>
          <table:table-cell table:style-name="odsStyleTableCell-0f9b6ac4756d7190bce92e1f8edfac92" office:value-type="string">
            <text:p>PESO DOMINICANO</text:p>
          </table:table-cell>
          <table:table-cell table:style-name="odsStyleTableCell-0f9b6ac4756d7190bce92e1f8edfac92" office:value-type="string">
            <text:p>DOP</text:p>
          </table:table-cell>
          <table:table-cell table:style-name="odsStyleTableCell-ddaee3edd80d5c9346876aad1e023b60" office:value-type="string">
            <text:p>0.11788</text:p>
          </table:table-cell>
          <table:table-cell table:style-name="odsStyleTableCell-ddaee3edd80d5c9346876aad1e023b60" office:value-type="string">
            <text:p>58.19500</text:p>
          </table:table-cell>
        </table:table-row>
        <table:table-row table:style-name="ro1">
          <table:table-cell table:style-name="odsStyleTableCell-0f9b6ac4756d7190bce92e1f8edfac92" office:value-type="string">
            <text:p>REP.POPULAR CHINA</text:p>
          </table:table-cell>
          <table:table-cell table:style-name="odsStyleTableCell-0f9b6ac4756d7190bce92e1f8edfac92" office:value-type="string">
            <text:p>YUAN RENMINBI OFFSHORE</text:p>
          </table:table-cell>
          <table:table-cell table:style-name="odsStyleTableCell-0f9b6ac4756d7190bce92e1f8edfac92" office:value-type="string">
            <text:p>CNH</text:p>
          </table:table-cell>
          <table:table-cell table:style-name="odsStyleTableCell-ddaee3edd80d5c9346876aad1e023b60" office:value-type="string">
            <text:p>0.95580</text:p>
          </table:table-cell>
          <table:table-cell table:style-name="odsStyleTableCell-ddaee3edd80d5c9346876aad1e023b60" office:value-type="string">
            <text:p>7.17720</text:p>
          </table:table-cell>
        </table:table-row>
        <table:table-row table:style-name="ro1">
          <table:table-cell table:style-name="odsStyleTableCell-0f9b6ac4756d7190bce92e1f8edfac92" office:value-type="string">
            <text:p>RUSIA</text:p>
          </table:table-cell>
          <table:table-cell table:style-name="odsStyleTableCell-0f9b6ac4756d7190bce92e1f8edfac92" office:value-type="string">
            <text:p>RUBLO RUSO</text:p>
          </table:table-cell>
          <table:table-cell table:style-name="odsStyleTableCell-0f9b6ac4756d7190bce92e1f8edfac92" office:value-type="string">
            <text:p>RUB</text:p>
          </table:table-cell>
          <table:table-cell table:style-name="odsStyleTableCell-ddaee3edd80d5c9346876aad1e023b60" office:value-type="string">
            <text:p>0.07512</text:p>
          </table:table-cell>
          <table:table-cell table:style-name="odsStyleTableCell-ddaee3edd80d5c9346876aad1e023b60" office:value-type="string">
            <text:p>91.31590</text:p>
          </table:table-cell>
        </table:table-row>
        <table:table-row table:style-name="ro1">
          <table:table-cell table:style-name="odsStyleTableCell-0f9b6ac4756d7190bce92e1f8edfac92" office:value-type="string">
            <text:p>SINGAPUR</text:p>
          </table:table-cell>
          <table:table-cell table:style-name="odsStyleTableCell-0f9b6ac4756d7190bce92e1f8edfac92" office:value-type="string">
            <text:p>DÓLAR</text:p>
          </table:table-cell>
          <table:table-cell table:style-name="odsStyleTableCell-0f9b6ac4756d7190bce92e1f8edfac92" office:value-type="string">
            <text:p>SGD</text:p>
          </table:table-cell>
          <table:table-cell table:style-name="odsStyleTableCell-ddaee3edd80d5c9346876aad1e023b60" office:value-type="string">
            <text:p>5.16061</text:p>
          </table:table-cell>
          <table:table-cell table:style-name="odsStyleTableCell-ddaee3edd80d5c9346876aad1e023b60" office:value-type="string">
            <text:p>1.32930</text:p>
          </table:table-cell>
        </table:table-row>
        <table:table-row table:style-name="ro1">
          <table:table-cell table:style-name="odsStyleTableCell-0f9b6ac4756d7190bce92e1f8edfac92" office:value-type="string">
            <text:p>SUDÁFRICA</text:p>
          </table:table-cell>
          <table:table-cell table:style-name="odsStyleTableCell-0f9b6ac4756d7190bce92e1f8edfac92" office:value-type="string">
            <text:p>RAND</text:p>
          </table:table-cell>
          <table:table-cell table:style-name="odsStyleTableCell-0f9b6ac4756d7190bce92e1f8edfac92" office:value-type="string">
            <text:p>ZAR</text:p>
          </table:table-cell>
          <table:table-cell table:style-name="odsStyleTableCell-ddaee3edd80d5c9346876aad1e023b60" office:value-type="string">
            <text:p>0.36671</text:p>
          </table:table-cell>
          <table:table-cell table:style-name="odsStyleTableCell-ddaee3edd80d5c9346876aad1e023b60" office:value-type="string">
            <text:p>18.70680</text:p>
          </table:table-cell>
        </table:table-row>
        <table:table-row table:style-name="ro1">
          <table:table-cell table:style-name="odsStyleTableCell-0f9b6ac4756d7190bce92e1f8edfac92" office:value-type="string">
            <text:p>SUECIA</text:p>
          </table:table-cell>
          <table:table-cell table:style-name="odsStyleTableCell-0f9b6ac4756d7190bce92e1f8edfac92" office:value-type="string">
            <text:p>CORONA</text:p>
          </table:table-cell>
          <table:table-cell table:style-name="odsStyleTableCell-0f9b6ac4756d7190bce92e1f8edfac92" office:value-type="string">
            <text:p>SEK</text:p>
          </table:table-cell>
          <table:table-cell table:style-name="odsStyleTableCell-ddaee3edd80d5c9346876aad1e023b60" office:value-type="string">
            <text:p>0.67096</text:p>
          </table:table-cell>
          <table:table-cell table:style-name="odsStyleTableCell-ddaee3edd80d5c9346876aad1e023b60" office:value-type="string">
            <text:p>10.22410</text:p>
          </table:table-cell>
        </table:table-row>
        <table:table-row table:style-name="ro1">
          <table:table-cell table:style-name="odsStyleTableCell-0f9b6ac4756d7190bce92e1f8edfac92" office:value-type="string">
            <text:p>SUIZA</text:p>
          </table:table-cell>
          <table:table-cell table:style-name="odsStyleTableCell-0f9b6ac4756d7190bce92e1f8edfac92" office:value-type="string">
            <text:p>FRANCO</text:p>
          </table:table-cell>
          <table:table-cell table:style-name="odsStyleTableCell-0f9b6ac4756d7190bce92e1f8edfac92" office:value-type="string">
            <text:p>CHF</text:p>
          </table:table-cell>
          <table:table-cell table:style-name="odsStyleTableCell-ddaee3edd80d5c9346876aad1e023b60" office:value-type="string">
            <text:p>8.05826</text:p>
          </table:table-cell>
          <table:table-cell table:style-name="odsStyleTableCell-ddaee3edd80d5c9346876aad1e023b60" office:value-type="string">
            <text:p>0.85130</text:p>
          </table:table-cell>
        </table:table-row>
        <table:table-row table:style-name="ro1">
          <table:table-cell table:style-name="odsStyleTableCell-0f9b6ac4756d7190bce92e1f8edfac92" office:value-type="string">
            <text:p>TAILANDIA</text:p>
          </table:table-cell>
          <table:table-cell table:style-name="odsStyleTableCell-0f9b6ac4756d7190bce92e1f8edfac92" office:value-type="string">
            <text:p>THAI BAHT</text:p>
          </table:table-cell>
          <table:table-cell table:style-name="odsStyleTableCell-0f9b6ac4756d7190bce92e1f8edfac92" office:value-type="string">
            <text:p>THB</text:p>
          </table:table-cell>
          <table:table-cell table:style-name="odsStyleTableCell-ddaee3edd80d5c9346876aad1e023b60" office:value-type="string">
            <text:p>0.19872</text:p>
          </table:table-cell>
          <table:table-cell table:style-name="odsStyleTableCell-ddaee3edd80d5c9346876aad1e023b60" office:value-type="string">
            <text:p>34.52100</text:p>
          </table:table-cell>
        </table:table-row>
        <table:table-row table:style-name="ro1">
          <table:table-cell table:style-name="odsStyleTableCell-0f9b6ac4756d7190bce92e1f8edfac92" office:value-type="string">
            <text:p>TAIWAN</text:p>
          </table:table-cell>
          <table:table-cell table:style-name="odsStyleTableCell-0f9b6ac4756d7190bce92e1f8edfac92" office:value-type="string">
            <text:p>DÓLAR</text:p>
          </table:table-cell>
          <table:table-cell table:style-name="odsStyleTableCell-0f9b6ac4756d7190bce92e1f8edfac92" office:value-type="string">
            <text:p>TWD</text:p>
          </table:table-cell>
          <table:table-cell table:style-name="odsStyleTableCell-ddaee3edd80d5c9346876aad1e023b60" office:value-type="string">
            <text:p>0.22132</text:p>
          </table:table-cell>
          <table:table-cell table:style-name="odsStyleTableCell-ddaee3edd80d5c9346876aad1e023b60" office:value-type="string">
            <text:p>30.99600</text:p>
          </table:table-cell>
        </table:table-row>
        <table:table-row table:style-name="ro1">
          <table:table-cell table:style-name="odsStyleTableCell-0f9b6ac4756d7190bce92e1f8edfac92" office:value-type="string">
            <text:p>TÚNEZ</text:p>
          </table:table-cell>
          <table:table-cell table:style-name="odsStyleTableCell-0f9b6ac4756d7190bce92e1f8edfac92" office:value-type="string">
            <text:p>DINAR TUNECINO</text:p>
          </table:table-cell>
          <table:table-cell table:style-name="odsStyleTableCell-0f9b6ac4756d7190bce92e1f8edfac92" office:value-type="string">
            <text:p>TND</text:p>
          </table:table-cell>
          <table:table-cell table:style-name="odsStyleTableCell-ddaee3edd80d5c9346876aad1e023b60" office:value-type="string">
            <text:p>2.21669</text:p>
          </table:table-cell>
          <table:table-cell table:style-name="odsStyleTableCell-ddaee3edd80d5c9346876aad1e023b60" office:value-type="string">
            <text:p>3.09470</text:p>
          </table:table-cell>
        </table:table-row>
        <table:table-row table:style-name="ro1">
          <table:table-cell table:style-name="odsStyleTableCell-0f9b6ac4756d7190bce92e1f8edfac92" office:value-type="string">
            <text:p>TURQUÍA</text:p>
          </table:table-cell>
          <table:table-cell table:style-name="odsStyleTableCell-0f9b6ac4756d7190bce92e1f8edfac92" office:value-type="string">
            <text:p>LIRA TURCA</text:p>
          </table:table-cell>
          <table:table-cell table:style-name="odsStyleTableCell-0f9b6ac4756d7190bce92e1f8edfac92" office:value-type="string">
            <text:p>TRY</text:p>
          </table:table-cell>
          <table:table-cell table:style-name="odsStyleTableCell-ddaee3edd80d5c9346876aad1e023b60" office:value-type="string">
            <text:p>0.23052</text:p>
          </table:table-cell>
          <table:table-cell table:style-name="odsStyleTableCell-ddaee3edd80d5c9346876aad1e023b60" office:value-type="string">
            <text:p>29.75850</text:p>
          </table:table-cell>
        </table:table-row>
        <table:table-row table:style-name="ro1">
          <table:table-cell table:style-name="odsStyleTableCell-0f9b6ac4756d7190bce92e1f8edfac92" office:value-type="string">
            <text:p>URUGUAY</text:p>
          </table:table-cell>
          <table:table-cell table:style-name="odsStyleTableCell-0f9b6ac4756d7190bce92e1f8edfac92" office:value-type="string">
            <text:p>PESO</text:p>
          </table:table-cell>
          <table:table-cell table:style-name="odsStyleTableCell-0f9b6ac4756d7190bce92e1f8edfac92" office:value-type="string">
            <text:p>UYU</text:p>
          </table:table-cell>
          <table:table-cell table:style-name="odsStyleTableCell-ddaee3edd80d5c9346876aad1e023b60" office:value-type="string">
            <text:p>0.17515</text:p>
          </table:table-cell>
          <table:table-cell table:style-name="odsStyleTableCell-ddaee3edd80d5c9346876aad1e023b60" office:value-type="string">
            <text:p>39.16600</text:p>
          </table:table-cell>
        </table:table-row>
        <table:table-row table:style-name="ro1">
          <table:table-cell table:style-name="odsStyleTableCell-0f9b6ac4756d7190bce92e1f8edfac92" office:value-type="string">
            <text:p>VENEZUELA</text:p>
          </table:table-cell>
          <table:table-cell table:style-name="odsStyleTableCell-0f9b6ac4756d7190bce92e1f8edfac92" office:value-type="string">
            <text:p>BOLIVAR DIGITAL</text:p>
          </table:table-cell>
          <table:table-cell table:style-name="odsStyleTableCell-0f9b6ac4756d7190bce92e1f8edfac92" office:value-type="string">
            <text:p>VES</text:p>
          </table:table-cell>
          <table:table-cell table:style-name="odsStyleTableCell-ddaee3edd80d5c9346876aad1e023b60" office:value-type="string">
            <text:p>0.19117</text:p>
          </table:table-cell>
          <table:table-cell table:style-name="odsStyleTableCell-ddaee3edd80d5c9346876aad1e023b60" office:value-type="string">
            <text:p>35.88470</text:p>
          </table:table-cell>
        </table:table-row>
        <table:table-row table:style-name="ro1">
          <table:table-cell table:style-name="odsStyleTableCell-0f9b6ac4756d7190bce92e1f8edfac92" office:value-type="string">
            <text:p>VIETNAM</text:p>
          </table:table-cell>
          <table:table-cell table:style-name="odsStyleTableCell-0f9b6ac4756d7190bce92e1f8edfac92" office:value-type="string">
            <text:p>DONG</text:p>
          </table:table-cell>
          <table:table-cell table:style-name="odsStyleTableCell-0f9b6ac4756d7190bce92e1f8edfac92" office:value-type="string">
            <text:p>VND</text:p>
          </table:table-cell>
          <table:table-cell table:style-name="odsStyleTableCell-ddaee3edd80d5c9346876aad1e023b60" office:value-type="string">
            <text:p>0.00028</text:p>
          </table:table-cell>
          <table:table-cell table:style-name="odsStyleTableCell-ddaee3edd80d5c9346876aad1e023b60" office:value-type="string">
            <text:p>24,370.00000</text:p>
          </table:table-cell>
        </table:table-row>
        <table:table-row table:style-name="ro1">
          <table:table-cell table:style-name="odsStyleTableCell-0f9b6ac4756d7190bce92e1f8edfac92" office:value-type="string">
            <text:p/>
          </table:table-cell>
          <table:table-cell table:style-name="odsStyleTableCell-0f9b6ac4756d7190bce92e1f8edfac92" office:value-type="string">
            <text:p>DERECHO ESPECIAL DE GIRO</text:p>
          </table:table-cell>
          <table:table-cell table:style-name="odsStyleTableCell-0f9b6ac4756d7190bce92e1f8edfac92" office:value-type="string">
            <text:p>USD/D.E.G.</text:p>
          </table:table-cell>
          <table:table-cell table:style-name="odsStyleTableCell-ddaee3edd80d5c9346876aad1e023b60" office:value-type="string">
            <text:p/>
          </table:table-cell>
          <table:table-cell table:style-name="odsStyleTableCell-ddaee3edd80d5c9346876aad1e023b60" office:value-type="string">
            <text:p>1.33677</text:p>
          </table:table-cell>
        </table:table-row>
        <table:table-row table:style-name="ro1">
          <table:table-cell table:style-name="odsStyleTableCell-0f9b6ac4756d7190bce92e1f8edfac92" office:value-type="string">
            <text:p/>
          </table:table-cell>
          <table:table-cell table:style-name="odsStyleTableCell-0f9b6ac4756d7190bce92e1f8edfac92" office:value-type="string">
            <text:p>UNIDAD DE FOMENTO DE VIVIENDA</text:p>
          </table:table-cell>
          <table:table-cell table:style-name="odsStyleTableCell-0f9b6ac4756d7190bce92e1f8edfac92" office:value-type="string">
            <text:p>Bs/UFV</text:p>
          </table:table-cell>
          <table:table-cell table:style-name="odsStyleTableCell-ddaee3edd80d5c9346876aad1e023b60" office:value-type="string">
            <text:p/>
          </table:table-cell>
          <table:table-cell table:style-name="odsStyleTableCell-ddaee3edd80d5c9346876aad1e023b60" office:value-type="string">
            <text:p>2.47499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ed5c64d2a7ae47d6f5d6cf9cbb52cfb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01dad77463f31abdbbc95344a6dfbe9b" office:value-type="string">
            <text:p> </text:p>
          </table:table-cell>
          <table:table-cell table:style-name="odsStyleTableCell-01dad77463f31abdbbc95344a6dfbe9b" office:value-type="string">
            <text:p>UNIDAD MONETARIA</text:p>
          </table:table-cell>
          <table:table-cell table:style-name="odsStyleTableCell-01dad77463f31abdbbc95344a6dfbe9b" office:value-type="string">
            <text:p>MONEDA</text:p>
          </table:table-cell>
          <table:table-cell table:style-name="odsStyleTableCell-01dad77463f31abdbbc95344a6dfbe9b" office:value-type="string">
            <text:p>TIPO DE CAMBIO EN M.E.</text:p>
          </table:table-cell>
        </table:table-row>
        <table:table-row table:style-name="ro1">
          <table:table-cell table:style-name="odsStyleTableCell-0f9b6ac4756d7190bce92e1f8edfac92" office:value-type="string">
            <text:p>ORO</text:p>
          </table:table-cell>
          <table:table-cell table:style-name="odsStyleTableCell-0f9b6ac4756d7190bce92e1f8edfac92" office:value-type="string">
            <text:p>ONZA TROY ORO</text:p>
          </table:table-cell>
          <table:table-cell table:style-name="odsStyleTableCell-0f9b6ac4756d7190bce92e1f8edfac92" office:value-type="string">
            <text:p>USD./O.T.F.</text:p>
          </table:table-cell>
          <table:table-cell table:style-name="odsStyleTableCell-ddaee3edd80d5c9346876aad1e023b60" office:value-type="string">
            <text:p>2,042.97000</text:p>
          </table:table-cell>
        </table:table-row>
        <table:table-row table:style-name="ro1">
          <table:table-cell table:style-name="odsStyleTableCell-0f9b6ac4756d7190bce92e1f8edfac92" office:value-type="string">
            <text:p>PLATA</text:p>
          </table:table-cell>
          <table:table-cell table:style-name="odsStyleTableCell-0f9b6ac4756d7190bce92e1f8edfac92" office:value-type="string">
            <text:p>ONZA TROY PLATA</text:p>
          </table:table-cell>
          <table:table-cell table:style-name="odsStyleTableCell-0f9b6ac4756d7190bce92e1f8edfac92" office:value-type="string">
            <text:p>USD./O.T.F.</text:p>
          </table:table-cell>
          <table:table-cell table:style-name="odsStyleTableCell-ddaee3edd80d5c9346876aad1e023b60" office:value-type="string">
            <text:p>22.998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ed5c64d2a7ae47d6f5d6cf9cbb52cfb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01dad77463f31abdbbc95344a6dfbe9b" office:value-type="string">
            <text:p> </text:p>
          </table:table-cell>
          <table:table-cell table:style-name="odsStyleTableCell-01dad77463f31abdbbc95344a6dfbe9b" office:value-type="string">
            <text:p>1 MES</text:p>
          </table:table-cell>
          <table:table-cell table:style-name="odsStyleTableCell-01dad77463f31abdbbc95344a6dfbe9b" office:value-type="string">
            <text:p>3 MESES</text:p>
          </table:table-cell>
          <table:table-cell table:style-name="odsStyleTableCell-01dad77463f31abdbbc95344a6dfbe9b" office:value-type="string">
            <text:p>6 MESES</text:p>
          </table:table-cell>
        </table:table-row>
        <table:table-row table:style-name="ro1">
          <table:table-cell table:style-name="odsStyleTableCell-b85ec3780b241d96074c100765b49b60" office:value-type="string">
            <text:p>TASA LIBOR(USD)</text:p>
          </table:table-cell>
          <table:table-cell table:style-name="odsStyleTableCell-ddaee3edd80d5c9346876aad1e023b60" office:value-type="string">
            <text:p>5.46</text:p>
          </table:table-cell>
          <table:table-cell table:style-name="odsStyleTableCell-ddaee3edd80d5c9346876aad1e023b60" office:value-type="string">
            <text:p>5.59</text:p>
          </table:table-cell>
          <table:table-cell table:style-name="odsStyleTableCell-ddaee3edd80d5c9346876aad1e023b60" office:value-type="string">
            <text:p>5.61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0f9b6ac4756d7190bce92e1f8edfac92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04:16:46</meta:creation-date>
    <meta:generator>ods générator</meta:generator>
    <dc:date>2024-10-16T04:16:46</dc:date>
    <meta:editing-duration>PT1S</meta:editing-duration>
    <meta:editing-cycles>1</meta:editing-cycles>
    <meta:document-statistic meta:table-count="1" meta:cell-count="4" meta:object-count="0"/>
  </office:meta>
</office:document-meta>
</file>